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033a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0805" officeooo:paragraph-rsid="000b0805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0805" officeooo:paragraph-rsid="000b0ea2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ff9f" officeooo:paragraph-rsid="000eff9f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b0ea2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3a906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0805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0ff5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a906" style:text-blinking="false" fo:background-color="transparent" loext:char-shading-value="0"/>
    </style:style>
    <style:style style:name="T6" style:family="text">
      <style:text-properties officeooo:rsid="0005d271"/>
    </style:style>
    <style:style style:name="T7" style:family="text">
      <style:text-properties officeooo:rsid="0007cc8a"/>
    </style:style>
    <style:style style:name="T8" style:family="text">
      <style:text-properties officeooo:rsid="000b0ea2"/>
    </style:style>
    <style:style style:name="T9" style:family="text">
      <style:text-properties officeooo:rsid="000b965b"/>
    </style:style>
    <style:style style:name="T10" style:family="text">
      <style:text-properties officeooo:rsid="000c0ff5"/>
    </style:style>
    <style:style style:name="T11" style:family="text">
      <style:text-properties officeooo:rsid="000df88c"/>
    </style:style>
    <style:style style:name="T12" style:family="text">
      <style:text-properties officeooo:rsid="0011a683"/>
    </style:style>
    <style:style style:name="T13" style:family="text">
      <style:text-properties officeooo:rsid="0013026a"/>
    </style:style>
    <style:style style:name="T14" style:family="text">
      <style:text-properties officeooo:rsid="0013a9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7ae49883-7fff-ac12-6793-2caccfdb7234"/>&lt;library&gt;</text:p>
      <text:p text:style-name="P10"><text:span text:style-name="T1">    </text:span><text:span text:style-name="T2">&lt;book&gt;</text:span></text:p>
      <text:p text:style-name="P10"><text:span text:style-name="T1">        </text:span><text:span text:style-name="T2">&lt;title&gt;toto1&lt;/title&gt;</text:span></text:p>
      <text:p text:style-name="P10"><text:span text:style-name="T1">        </text:span><text:span text:style-name="T2">&lt;author&gt;titi&lt;/author&gt;</text:span></text:p>
      <text:p text:style-name="P10"><text:span text:style-name="T1">    </text:span><text:span text:style-name="T2">&lt;/book&gt;</text:span></text:p>
      <text:p text:style-name="P10"><text:span text:style-name="T1">    </text:span><text:span text:style-name="T2">&lt;book type="doc"&gt;</text:span></text:p>
      <text:p text:style-name="P10"><text:span text:style-name="T1">        </text:span><text:span text:style-name="T2">&lt;title&gt;toto2&lt;/title&gt;</text:span></text:p>
      <text:p text:style-name="P10"><text:span text:style-name="T1">        </text:span><text:span text:style-name="T2">&lt;author&gt;titi&lt;/author&gt;</text:span></text:p>
      <text:p text:style-name="P10"><text:span text:style-name="T1">    </text:span><text:span text:style-name="T2">&lt;/book&gt;</text:span></text:p>
      <text:p text:style-name="P10"><text:span text:style-name="T1">    </text:span><text:span text:style-name="T2">&lt;book type="roman"&gt;</text:span></text:p>
      <text:p text:style-name="P10"><text:span text:style-name="T1">        </text:span><text:span text:style-name="T2">&lt;title&gt;toto3&lt;/title&gt;</text:span></text:p>
      <text:p text:style-name="P10"><text:span text:style-name="T1">        </text:span><text:span text:style-name="T2">&lt;author&gt;titi&lt;/author&gt;</text:span></text:p>
      <text:p text:style-name="P10"><text:span text:style-name="T1">    </text:span><text:span text:style-name="T2">&lt;/book&gt;</text:span></text:p>
      <text:p text:style-name="P10"><text:span text:style-name="T1">    </text:span><text:span text:style-name="T2">&lt;book type="bd"&gt;</text:span></text:p>
      <text:p text:style-name="P10"><text:span text:style-name="T1">        </text:span><text:span text:style-name="T2">&lt;title&gt;toto4&lt;/title&gt;</text:span></text:p>
      <text:p text:style-name="P10"><text:span text:style-name="T1">        </text:span><text:span text:style-name="T2">&lt;author&gt;titi2&lt;/author&gt;</text:span></text:p>
      <text:p text:style-name="P10"><text:span text:style-name="T1">    </text:span><text:span text:style-name="T2">&lt;/book&gt;</text:span></text:p>
      <text:p text:style-name="P10"><text:span text:style-name="T1">    </text:span><text:span text:style-name="T2">&lt;library&gt;</text:span></text:p>
      <text:p text:style-name="P10"><text:span text:style-name="T1">        </text:span><text:span text:style-name="T2">&lt;book type="roman"&gt;</text:span></text:p>
      <text:p text:style-name="P10"><text:span text:style-name="T1">            </text:span><text:span text:style-name="T2">&lt;title&gt;toto5&lt;/title&gt;</text:span></text:p>
      <text:p text:style-name="P10"><text:span text:style-name="T1">            </text:span><text:span text:style-name="T2">&lt;author&gt;titi&lt;/author&gt;</text:span></text:p>
      <text:p text:style-name="P10"><text:span text:style-name="T1">        </text:span><text:span text:style-name="T2">&lt;/book&gt;</text:span></text:p>
      <text:p text:style-name="P10"><text:span text:style-name="T1">    </text:span><text:span text:style-name="T2">&lt;/library&gt;</text:span></text:p>
      <text:p text:style-name="P8">&lt;/library&gt;</text:p>
      <text:p text:style-name="P4"/>
      <text:p text:style-name="P1"><text:bookmark text:name="docs-internal-guid-2b51b9b0-7fff-9516-310c-ad5a930b2cd3"/>Écrire les chaînes XPath permettant de :</text:p>
      <text:p text:style-name="Text_20_body"/>
      <text:p text:style-name="P2">1) Retourner tous les éléments book</text:p>
      <text:p text:style-name="P2"/>
      <text:p text:style-name="P2">//<text:span text:style-name="T6">book</text:span></text:p>
      <text:p text:style-name="Text_20_body"/>
      <text:p text:style-name="P2">2) Retourner tous les éléments title ayant comme parent un élément book avec un attribut type égal à roman</text:p>
      <text:p text:style-name="P12"><text:span text:style-name="T3">racine/book/attribute</text:span><text:span text:style-name="T4">==</text:span><text:span text:style-name="T5">roman</text:span><text:span text:style-name="T3">::attr1</text:span></text:p>
      <text:p text:style-name="P2">//<text:span text:style-name="T7">book[« elementparent= book »]/title</text:span></text:p>
      <text:p text:style-name="Text_20_body"/>
      <text:p text:style-name="P2">3) Retourner le nombre d'éléments book ayant un attribut type égal à bd</text:p>
      <text:p text:style-name="P5">racine/book/attribute<text:span text:style-name="T10">==bd</text:span>::attr1</text:p>
      <text:p text:style-name="P2"/>
      <text:p text:style-name="P3"><text:soft-page-break/>//<text:span text:style-name="T7">book[« elementparent= book »]/title</text:span></text:p>
      <text:p text:style-name="Text_20_body"/>
      <text:p text:style-name="P2">4) Que renvoie la requête XPath suivante :  /library/library/ancestor-or-self::library</text:p>
      <text:p text:style-name="P2"/>
      <text:p text:style-name="P6">Il s’agit d’un axe de sélection , similaire au ancestor , si ce n’est qu’il permet de sélectionner le nœud courant dans les résultats possibles. On obtient les ancêtres , plus le <text:span text:style-name="T13">nœud</text:span> courant pour l’expression. <text:span text:style-name="T11">Il devrait donc nous retourner les livres de la libra</text:span><text:span text:style-name="T12">i</text:span><text:span text:style-name="T11">rie.</text:span></text:p>
      <text:p text:style-name="P6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4:55:51.247000000</meta:creation-date>
    <dc:date>2022-02-14T15:35:57.765000000</dc:date>
    <meta:editing-duration>PT39M58S</meta:editing-duration>
    <meta:editing-cycles>16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35" meta:word-count="139" meta:character-count="1254" meta:non-whitespace-character-count="1005"/>
  </office:meta>
</office:document-meta>
</file>